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style:font-name-complex="Liberation Serif"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style="italic" style:font-style-asian="italic" style:font-style-complex="italic"/>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style="italic" style:font-style-asian="italic" style:font-style-complex="italic"/>
    </style:style>
    <style:style style:name="P29" style:parent-style-name="Standard"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style="italic" style:font-style-asian="italic" style:font-style-complex="italic"/>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style="italic" style:font-style-asian="italic" style:font-style-complex="italic"/>
    </style:style>
    <style:style style:name="P35" style:parent-style-name="Standard" style:family="paragraph">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style="italic" style:font-style-asian="italic" style:font-style-complex="italic"/>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style="italic" style:font-style-asian="italic" style:font-style-complex="italic"/>
    </style:style>
  </office:automatic-styles>
  <office:body>
    <office:text text:use-soft-page-breaks="true">
      <text:p text:style-name="P1">2015 Art Camp Program</text:p>
      <text:p text:style-name="Standard">Sarah Usick</text:p>
      <text:p text:style-name="Standard"/>
      <text:p text:style-name="Standard">Session = 90 minutes</text:p>
      <text:p text:style-name="Standard"/>
      <text:p text:style-name="Standard"><text:span text:style-name="T2">“SpaceRace Diarama”<text:s/></text:span>- open cardboard shoebox, paint black with acyclic, speckle diluted white acrylic for stars. <text:s/>Paint<text:s/>styrofoam balls as planets. <text:s/>Decorate box with foam stars, use misc. craft and recyclable materials to build spaceships, astronauts, aliens, etc. <text:s/>Hang planets and objects with fishing line once dry. <text:s/>Add glow-in-the-dark spray paint. <text:s/><text:span text:style-name="T3">2 full sessions</text:span></text:p>
      <text:p text:style-name="Standard"/>
      <text:p text:style-name="Standard"><text:span text:style-name="T4">“Fu</text:span><text:span text:style-name="T5">ture Tech Sculpture”</text:span><text:s/>- using styrofoam takeout trays, assorted recycled materials and misc. craft supplies, using glue, wire, tape, playdough and string as adhesives, create representational or abstract sculpture. <text:s/><text:span text:style-name="T6">½ session</text:span></text:p>
      <text:p text:style-name="Standard"/>
      <text:p text:style-name="Standard"><text:span text:style-name="T7">“Hipster Jewelry”</text:span><text:s/>- cut 1” width strips from washed, plastic 2L pop bottles. <text:s/>Trim to correct size, to make bracelet for child/adult size wrist. <text:s/>Cut nicks in plastic strip in ends to overlap into each other, making a fastener. <text:s/>Wind or glue ribbon, lace, feathers, craft sequins, jewels or tinfoil around strip; use fishing line to string bells, beads, buttons or pop can tabs to bracelet. <text:s/><text:span text:style-name="T8">½ session</text:span></text:p>
      <text:p text:style-name="Standard"/>
      <text:p text:style-name="Standard"><text:span text:style-name="T9">“Kite Building”<text:s/></text:span>- tie two wooden skewers in centre with yarn to create a cross, tape one diamond cut from new plastic garbage/retail bags (assorted colours) at four ends of skewers. <text:s/>Decorate with light-weight foam stickers and glitter. <text:s/>Create tail of ribbon pieces (at least three) and attach to bottom skewer. <text:s/>Create “harness” of yarn attached to the ends of the two horizontal crossbeams (forms triangle). Cut ~4 metres of heavy string for ea/ kite, tie to harness and small cardboard roll, wind string up.<text:s/><text:span text:style-name="T10">½ - 1 full sessions</text:span></text:p>
      <text:p text:style-name="Standard"/>
      <text:p text:style-name="Standard"><text:span text:style-name="T11">Giant kite –<text:s/></text:span>attempted to build a giant kite at the Hamiota Fair grounds, using two 10' drywall corners for crossbeams<text:s/>with white table cloths. <text:s/>Packing tape was a weak adhesive for sticking the table cloth to the beams. <text:s/>The kite definitely was picking up wind, but the corners were too weak and bent immediately under the pressure. <text:s/>Heavier metal or wood beams would work.<text:s text:c="2"/>Kids still enjoyed decorating the kite with tempera paint.</text:p>
      <text:p text:style-name="P12"/>
      <text:p text:style-name="Standard"><text:span text:style-name="T13">Mural Painting –<text:s/></text:span>used white table cloths laid out on floor with tempera paint laid. <text:s/>If small group, brainstorm idea (ie. medieval scene) and possibly provide basic outline of landscape. <text:s/>If large, older group split into two and make a competition for the most impressive mural.</text:p>
      <text:p text:style-name="Standard"/>
      <text:p text:style-name="Standard"><text:span text:style-name="T14">“Atmospheric Perspective”<text:s/></text:span>- tempera paint on legal paper, gradation of colour intensity to suggest deep space. Used a mountain scene.<text:s/><text:span text:style-name="T15">½ session</text:span></text:p>
      <text:p text:style-name="Standard"/>
      <text:p text:style-name="Standard"><text:span text:style-name="T16">“Papier-m</text:span><text:span text:style-name="T17">â</text:span><text:span text:style-name="T18">ch</text:span><text:span text:style-name="T19">é</text:span><text:span text:style-name="T20"><text:s/>Creatures”</text:span><text:s/>- Using styrofoam trays, asst. recycled materials, and styrofoam balls; glue, wire, tape, string as adhesives; and toothpicks and wooden skewers to attach balls together, to create basic form of animal, creature, or other object. <text:s/>Soak strips of newspaper<text:s/>in flour and water, place layers of wet strips onto structure to build up form. <text:s/>Flour is the adhesive, so if newspaper not sticking, tell kids to work with it more, pressing paper pulp onto the structure before adding next layer, and add more flour to the<text:s/>bucket. <text:s/>More layers the better. <text:s/>Overnight, mache dries. <text:s/>if attempt to paint wet mache, it can fall off. <text:s/>Paint dry sculpture with acrylic; glue on misc. craft supplies--googly eyes, foam stickers, feathers, beads, pipecleaners. <text:s/><text:span text:style-name="T21">2 ½ sessions</text:span></text:p>
      <text:p text:style-name="Standard"/>
      <text:p text:style-name="Standard"><text:span text:style-name="T22">“Ocean-Wa</text:span><text:span text:style-name="T23">ve Jars” -<text:s/></text:span>fill bottom of small or medium glass jar with misc. beads, stones, sequins,<text:s/><text:soft-page-break/>jewels, polished glass pieces. <text:s/>Make sure jars are not stuffed with beads, as the wave effect will be harder to observe. <text:s/>Drop 2-5 droplets of tie-dye t-shirt dye into jar. <text:s/>Fill jar ~halfway with water, remainder with vegetable/canola oil. <text:s/>Try to find the clearest (least yellow) cooking oil as possible. <text:s/>Gluegun lid down (remove oil on rim with paper towel first). <text:s/>Decorate lids with remaining beads, etc.<text:span text:style-name="T24"><text:s/>½ session</text:span></text:p>
      <text:p text:style-name="P25"/>
      <text:p text:style-name="Standard"><text:span text:style-name="T26">“Mo</text:span><text:span text:style-name="T27">dern Art Collage”</text:span><text:s/>- cut or rip assorted scrapbooking paper, construction paper, wrappers, programs, receipts, magazine pages (text or images), newspaper, pre-cut paper shapes, greeting cards, paint tester cards, stickers, and any other 2D media, gluestick<text:s/>on large paper to create abstract or representational picture.<text:s/><text:span text:style-name="T28">½ session</text:span></text:p>
      <text:p text:style-name="P29"/>
      <text:p text:style-name="Standard"><text:span text:style-name="T30">“Wax-Resist Painting” -<text:s/></text:span>on white cartridge paper, make oil pastel drawing. <text:s/>*With Dianne C.: make a vegetable drawing, dividing the page in half horizontally, showing the plants<text:s/>which grow above and below ground.* <text:s/>Drawing should contain at least one area of thick, greasy pastel, and one area of open paper, to observe the resist effect. <text:s/>Paint over drawing with diluted tempera. <text:s/>Paint will resist pastel areas. <text:s/>If paint covering pastel too effectively, dilute more.<text:s/><text:span text:style-name="T31"><text:s/>½ session</text:span></text:p>
      <text:p text:style-name="P32"/>
      <text:p text:style-name="Standard"><text:span text:style-name="T33">“Charcoal Still Life Study” -<text:s/></text:span>divide large class into groups of 4-6. <text:s/>Give each group a couple interesting objects contrasting in size and shape (styrofoam balls, basket, small figurine, string, cardboard roll, etc). <text:s/>Each group has 1 min. to arrange objects in interesting way on the floor. <text:s/>Give each kid 1 large cartridge paper sheet and few pieces of charcoal (fire-pit charcoal works great). <text:s/>Divide paper in half for two 10 min-studies and a final drawing on<text:s/>back. <text:s/>Study #1: contour line. <text:s/>Draw the arrangement or part of it, using one continuous line. <text:s/>No details. <text:s/>Study #2: negative/positive space. <text:s/>Draw the arrangement as flat shapes. <text:s/>Objects leave white, all space around object fill to black. <text:s/>No details.<text:s text:c="2"/>Final Drawing: flip paper over. <text:s/>Allow them to choose their favorite method, and create a larger drawing, this time adding detail they deem significant, and shading shadows to add value greyscale to the black and white. <text:s/>This lesson is fairly challenging<text:s/>for most kids. <text:s/>Encourage them to draw what they see, not what they think is there. <text:s/>It will help if you demonstrate each study before they try it. If time remains, form a drawing circle, in which each kid draws the portrait of the kid to their left, then<text:s/>switch. <text:s/>Floor gets messy. <text:s/><text:span text:style-name="T34">½ session</text:span></text:p>
      <text:p text:style-name="P35"/>
      <text:p text:style-name="Standard"><text:span text:style-name="T36">“Paper People” -<text:s/></text:span>cornhusk dolls created with unfolded paper ribbon of asst. colours. <text:s/>Cutting and tying string, and the multiple steps were too difficult for even older kids, so I simplified/modified it for Hamiota's<text:s/>large classes and precut the 3 paper ribbons and pipe cleaner pieces. <text:s/>Paper ribbon: 2” piece, unfold, then scrumple into ball. <text:s/>1 ½ ' piece, unfold then tuck ball into centre, secure with pipecleaner strip (makes neck). 2” piece, unfold then wrap back up<text:s/>(it will be looser now-makes arms), place securely between the two long folds continuing from the head, right under the neck. <text:s/>Tie with pipecleaner to secure arms in place. <text:s/>Once basic form done, kids can alter it to have legs, skirts, or alien. <text:s/>Paper ribbon, fabric, died wool, yarn, googly eyes, markers, lace, ribbon, cord, beads and toothpicks/foil (for accessories) to create soldiers, princesses, monsters, etc.<text:span text:style-name="T37"><text:s/>½ session</text:span></text:p>
      <text:p text:style-name="P38"/>
      <text:p text:style-name="Standard">“<text:span text:style-name="T39">Puzzel Piece Picture Frames” -<text:s/></text:span>precut square frames from boxboard bit smaller than 4 x 6 with a flap to hold up frame. <text:s/>Either provide acrylic paint, or paper pieces to glue. <text:s/>Jigsaw puzzle pieces, buttons, foam stickers, pop can tabs to decorate.<text:span text:style-name="T40"><text:s/>½ s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rts</meta:initial-creator>
    <dc:creator>Arts</dc:creator>
    <meta:creation-date>2015-08-23T22:25:00Z</meta:creation-date>
    <dc:date>2015-08-24T20:56:00Z</dc:date>
    <meta:template xlink:href="Normal" xlink:type="simple"/>
    <meta:editing-cycles>1</meta:editing-cycles>
    <meta:editing-duration>PT4200S</meta:editing-duration>
    <meta:document-statistic meta:page-count="2" meta:paragraph-count="13" meta:word-count="1045" meta:character-count="6994" meta:row-count="49" meta:non-whitespace-character-count="5962"/>
  </office:meta>
</office:document-meta>
</file>